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itle">
      <style:paragraph-properties fo:line-height="150%" fo:text-align="center" style:justify-single-word="false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>
      <style:paragraph-properties fo:line-height="150%"/>
      <style:text-properties style:font-name="Arial" fo:font-size="14pt" fo:font-style="italic" style:font-size-asian="14pt" style:font-style-asian="italic" style:font-name-complex="Arial1" style:font-size-complex="14pt" style:font-style-complex="italic"/>
    </style:style>
    <style:style style:name="P5" style:family="paragraph" style:parent-style-name="Standard">
      <style:paragraph-properties fo:line-height="150%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50%" fo:break-before="page"/>
      <style:text-properties style:font-name="Arial" fo:font-size="14pt" style:font-size-asian="14pt" style:font-name-complex="Arial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rsid="001f225d" officeooo:paragraph-rsid="001f225d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left="0.25in" fo:line-height="150%" fo:text-indent="0.25in" style:auto-text-indent="false"/>
    </style:style>
    <style:style style:name="P12" style:family="paragraph" style:parent-style-name="Standard">
      <style:paragraph-properties fo:line-height="150%"/>
      <style:text-properties officeooo:rsid="00253828" officeooo:paragraph-rsid="00253828"/>
    </style:style>
    <style:style style:name="P13" style:family="paragraph" style:parent-style-name="Standard">
      <style:paragraph-properties fo:line-height="150%"/>
      <style:text-properties officeooo:rsid="0025393c" officeooo:paragraph-rsid="0025393c"/>
    </style:style>
    <style:style style:name="P14" style:family="paragraph" style:parent-style-name="Standard">
      <style:paragraph-properties fo:line-height="150%"/>
      <style:text-properties officeooo:rsid="00258bae" officeooo:paragraph-rsid="00258ba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name-complex="Arial1" style:font-size-complex="14pt" style:font-style-complex="italic"/>
    </style:style>
    <style:style style:name="T3" style:family="text">
      <style:text-properties style:font-name="Arial" fo:font-size="14pt" style:font-size-asian="14pt" style:font-name-complex="Arial1" style:font-size-complex="14pt"/>
    </style:style>
    <style:style style:name="T4" style:family="text">
      <style:text-properties style:font-name="Arial" fo:font-size="14pt" officeooo:rsid="00236576" style:font-size-asian="14pt" style:font-name-complex="Arial1" style:font-size-complex="14pt"/>
    </style:style>
    <style:style style:name="T5" style:family="text">
      <style:text-properties style:font-name="Arial" fo:font-size="14pt" officeooo:rsid="0025393c" style:font-size-asian="14pt" style:font-name-complex="Arial1" style:font-size-complex="14pt"/>
    </style:style>
    <style:style style:name="T6" style:family="text">
      <style:text-properties style:font-name="Arial" fo:font-size="14pt" officeooo:rsid="00258bae" style:font-size-asian="14pt" style:font-name-complex="Arial1" style:font-size-complex="14pt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2" loext:marker-style-name="T3"><text:span text:style-name="T3">C950 WGUPS </text:span><text:span text:style-name="T4">Task 2</text:span></text:p>
      <text:p text:style-name="P5" loext:marker-style-name="T3"/>
      <text:p text:style-name="P5" loext:marker-style-name="T3"/>
      <text:p text:style-name="P8" loext:marker-style-name="T3"><text:span text:style-name="T3">Michael Lawrence</text:span></text:p>
      <text:p text:style-name="P9" loext:marker-style-name="T3"><text:span text:style-name="T3">ID #</text:span><text:span text:style-name="T4">002680987</text:span></text:p>
      <text:p text:style-name="P9" loext:marker-style-name="T3"><text:span text:style-name="T3">WGU Email: </text:span><text:span text:style-name="T4">MLaw101</text:span><text:span text:style-name="T3">@wgu.edu</text:span></text:p>
      <text:p text:style-name="P9" loext:marker-style-name="T3"><text:span text:style-name="T3">Date</text:span><text:span text:style-name="T3"/></text:p>
      <text:p text:style-name="P6" loext:marker-style-name="T3"/>
      <text:p text:style-name="P9" loext:marker-style-name="T3"><text:span text:style-name="T3">C950 Data Structures and Algorithms II</text:span><text:span text:style-name="T3"/></text:p>
      <text:p text:style-name="P5" loext:marker-style-name="T3"/>
      <text:p text:style-name="P7" loext:marker-style-name="T3"/>
      <text:h text:style-name="P3" text:outline-level="1" loext:marker-style-name="T3"><text:span text:style-name="T3">Introduction</text:span><text:span text:style-name="T3"/></text:h>
      <text:p text:style-name="P12" loext:marker-style-name="T3"><text:span text:style-name="T3">Here I will fulfill the write-up portion of the C950 PA Task 2 by providing strengths for my solution, verifying it meets all requirements and by exploring alternatives. </text:span><text:span text:style-name="T5">The algorithm I used was an implementation of the “Nearest Neighbor” algorithm. </text:span></text:p>
      <text:h text:style-name="P3" text:outline-level="1" loext:marker-style-name="T3"><text:span text:style-name="T4">F1.</text:span><text:span text:style-name="T3"> Describe </text:span><text:span text:style-name="Strong_20_Emphasis"><text:span text:style-name="T3">two or more</text:span></text:span><text:span text:style-name="T3"> strengths of the algorithm used in the solution.</text:span></text:h>
      <text:p text:style-name="P13" loext:marker-style-name="T3"><text:span text:style-name="T6">Two of the</text:span><text:span text:style-name="T3"> main strengths </text:span><text:span text:style-name="T6">present in the</text:span><text:span text:style-name="T3"> algorithm </text:span><text:span text:style-name="T6">are efficiency, and its adaptive nature. </text:span></text:p>
      <text:p text:style-name="P14" loext:marker-style-name="T3"><text:span text:style-name="T6">F</text:span><text:span text:style-name="T3">or small to medium sized data sets (like the one provided), this function works very fast to give the desired result</text:span></text:p>
      <text:h text:style-name="P3" text:outline-level="1" loext:marker-style-name="T3"><text:span text:style-name="T4">F2</text:span><text:span text:style-name="T3">. Verify that the algorithm used in the solution meets </text:span><text:span text:style-name="Emphasis"><text:span text:style-name="T3">all</text:span></text:span><text:span text:style-name="T3"> requirements in the scenario.</text:span></text:h>
      <text:p text:style-name="P10" loext:marker-style-name="T3"><text:span text:style-name="T3"/></text:p>
      <text:h text:style-name="P3" text:outline-level="1" loext:marker-style-name="T3"><text:span text:style-name="T4">F3</text:span><text:span text:style-name="T3">. Identify </text:span><text:span text:style-name="Strong_20_Emphasis"><text:span text:style-name="T3">two</text:span></text:span><text:span text:style-name="T3"> other named algorithms that are different from the algorithm implemented in the solution and would meet </text:span><text:span text:style-name="Emphasis"><text:span text:style-name="T3">all</text:span></text:span><text:span text:style-name="T3"> requirements in the scenario.</text:span></text:h>
      <text:p text:style-name="P10" loext:marker-style-name="T3"><text:span text:style-name="T3"/></text:p>
      <text:h text:style-name="P3" text:outline-level="1" loext:marker-style-name="T3"><text:span text:style-name="T4">G</text:span><text:span text:style-name="T3">. Describe what you would do differently, other than the two algorithms identified in part F3, if you did this project again, including details of the modifications that would be made. </text:span></text:h>
      <text:p text:style-name="P10" loext:marker-style-name="T3"><text:span text:style-name="T3"/></text:p>
      <text:h text:style-name="P3" text:outline-level="1" loext:marker-style-name="T3"><text:soft-page-break/><text:span text:style-name="T4">H1</text:span><text:span text:style-name="T3">. Verify that the data structure used in the solution meets </text:span><text:span text:style-name="Emphasis"><text:span text:style-name="T3">all</text:span></text:span><text:span text:style-name="T3"> requirements in the scenario. Identify </text:span><text:span text:style-name="Strong_20_Emphasis"><text:span text:style-name="T3">two</text:span></text:span><text:span text:style-name="T3"> other data structures that could meet the same requirements in the scenario.</text:span></text:h>
      <text:p text:style-name="P10" loext:marker-style-name="T3"><text:span text:style-name="T3"/></text:p>
      <text:h text:style-name="P3" text:outline-level="1" loext:marker-style-name="T3"><text:span text:style-name="T4">H1.A</text:span><text:span text:style-name="T3">. Describe how </text:span><text:span text:style-name="Emphasis"><text:span text:style-name="T3">each</text:span></text:span><text:span text:style-name="T3"> data structure identified in H1 is different from the data structure used in the solution.</text:span></text:h>
      <text:p text:style-name="P10" loext:marker-style-name="T3"><text:span text:style-name="T3"/></text:p>
      <text:p text:style-name="P10" loext:marker-style-name="T3"><text:span text:style-name="T3"/></text:p>
      <text:h text:style-name="P3" text:outline-level="1" loext:marker-style-name="T3"><text:span text:style-name="T4">I</text:span><text:span text:style-name="T3">. Acknowledge sources, using in-text citations and references, for content that is quoted, paraphrased, or summarized.</text:span></text:h>
      <text:p text:style-name="P10" loext:marker-style-name="T3"><text:span text:style-name="T3"/></text:p>
      <text:p text:style-name="P10" loext:marker-style-name="T3"><text:span text:style-name="T3">An example:</text:span><text:span text:style-name="T3"/></text:p>
      <text:p text:style-name="P10" loext:marker-style-name="T3"><text:span text:style-name="T3">Lysecky, R., &amp; Vahid, F. (2018, June). </text:span><text:span text:style-name="T2">C950: Data Structures and Algorithms II</text:span><text:span text:style-name="T3">. zyBooks.</text:span></text:p>
      <text:p text:style-name="P11" loext:marker-style-name="T7"><text:span text:style-name="T3">Retrieved March 22, 2021, from <text:s/></text:span><text:a xlink:type="simple" xlink:href="https://learn.zybooks.com/zybook/WGUC950AY20182019/" text:style-name="Internet_20_link" text:visited-style-name="Visited_20_Internet_20_Link"><text:span text:style-name="Internet_20_link"><text:span text:style-name="T3">https://learn.zybooks.com/zybook/WGUC950AY20182019/</text:span></text:span></text:a></text:p>
      <text:p text:style-name="P5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Cantarell" style:font-size-asian="10.5pt" style:language-asian="en" style:country-asian="US" style:font-name-complex="Noto Sans Arabic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.5pt" fo:language="en" fo:country="US" style:letter-kerning="false" style:font-name-asian="Cantarell" style:font-size-asian="10.5pt" style:language-asian="en" style:country-asian="US" style:font-name-complex="Noto Sans Arabic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028in" style:contextual-spacing="false" fo:line-height="100%" fo:keep-together="always" fo:padding-left="0in" fo:padding-right="0in" fo:padding-top="0in" fo:padding-bottom="0.0138in" fo:border-left="none" fo:border-right="none" fo:border-top="none" fo:border-bottom="0.51pt solid #4472c4" fo:keep-with-next="always"/>
      <style:text-properties fo:color="#2f5496" loext:opacity="100%" style:font-name="Calibri Light" fo:font-family="'Calibri Light'" style:font-family-generic="roman" style:font-pitch="variable" fo:font-size="18pt" style:font-name-asian="Cantarell" style:font-family-asian="Cantarell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in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Cantarell" style:font-family-asian="Cantar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404040" loext:opacity="100%" style:font-name="Calibri Light" fo:font-family="'Calibri Light'" style:font-family-generic="roman" style:font-pitch="variable" fo:font-size="13pt" style:font-name-asian="Cantarell" style:font-family-asian="Cantarell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Cantarell" style:font-family-asian="Cantar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oto Sans Arabic" style:font-family-complex="'Noto Sans Arabic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Cantarell" style:font-family-asian="Cantarell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style:font-name-asian="Cantarell" style:font-family-asian="Cantarell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04040" loext:opacity="100%" fo:font-size="10pt" fo:font-weight="bold" style:font-size-asian="10pt" style:font-weight-asian="bold" style:font-size-complex="10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fo:color="#2f5496" loext:opacity="100%" style:font-name="Calibri Light" fo:font-family="'Calibri Light'" style:font-family-generic="roman" style:font-pitch="variable" fo:font-size="40pt" fo:letter-spacing="-0.0047in" style:font-name-asian="Cantarell" style:font-family-asian="Cantarell" style:font-family-generic-asian="system" style:font-pitch-asian="variable" style:font-size-asian="40pt" style:font-name-complex="Noto Sans Arabic" style:font-family-complex="'Noto Sans Arabic'" style:font-family-generic-complex="system" style:font-pitch-complex="variable" style:font-size-complex="4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665in" style:contextual-spacing="false" fo:line-height="100%"/>
      <style:text-properties fo:color="#404040" loext:opacity="100%" style:font-name="Calibri Light" fo:font-family="'Calibri Light'" style:font-family-generic="roman" style:font-pitch="variable" fo:font-size="15pt" style:font-name-asian="Cantarell" style:font-family-asian="Cantarell" style:font-family-generic-asian="system" style:font-pitch-asian="variable" style:font-size-asian="15pt" style:font-name-complex="Noto Sans Arabic" style:font-family-complex="'Noto Sans Arabic'" style:font-family-generic-complex="system" style:font-pitch-complex="variable" style:font-size-complex="15pt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665in" fo:margin-bottom="0.1665in" style:contextual-spacing="false" fo:line-height="105%" fo:text-align="center" style:justify-single-word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1945in" fo:margin-bottom="0.1665in" style:contextual-spacing="false" fo:text-align="center" style:justify-single-word="false"/>
      <style:text-properties fo:color="#4472c4" loext:opacity="100%" style:font-name="Calibri Light" fo:font-family="'Calibri Light'" style:font-family-generic="roman" style:font-pitch="variable" fo:font-size="14pt" style:font-name-asian="Cantarell" style:font-family-asian="Cantar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8pt" style:font-name-asian="Cantarell" style:font-family-asian="Cantarell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4pt" style:font-name-asian="Cantarell" style:font-family-asian="Cantar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04040" loext:opacity="100%" style:font-name="Calibri Light" fo:font-family="'Calibri Light'" style:font-family-generic="roman" style:font-pitch="variable" fo:font-size="13pt" style:font-name-asian="Cantarell" style:font-family-asian="Cantarell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style:font-name="Calibri Light" fo:font-family="'Calibri Light'" style:font-family-generic="roman" style:font-pitch="variable" fo:font-size="12pt" style:font-name-asian="Cantarell" style:font-family-asian="Cantarell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_20__28_WW_29_" loext:linked-style-name="Heading_20_5">
      <style:text-properties style:font-name="Calibri Light" fo:font-family="'Calibri Light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oto Sans Arabic" style:font-family-complex="'Noto Sans Arabic'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style:font-name="Calibri Light" fo:font-family="'Calibri Light'" style:font-family-generic="roman" style:font-pitch="variable" style:font-name-asian="Cantarell" style:font-family-asian="Cantarell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="Calibri Light" fo:font-family="'Calibri Light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font-variant="small-caps" fo:color="#595959" loext:opacity="100%" style:font-name="Calibri Light" fo:font-family="'Calibri Light'" style:font-family-generic="roman" style:font-pitch="variable" style:font-name-asian="Cantarell" style:font-family-asian="Cantarell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font-variant="small-caps" fo:color="#595959" loext:opacity="100%" style:font-name="Calibri Light" fo:font-family="'Calibri Light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2f5496" loext:opacity="100%" style:font-name="Calibri Light" fo:font-family="'Calibri Light'" style:font-family-generic="roman" style:font-pitch="variable" fo:font-size="40pt" fo:letter-spacing="-0.0047in" style:font-name-asian="Cantarell" style:font-family-asian="Cantarell" style:font-family-generic-asian="system" style:font-pitch-asian="variable" style:font-size-asian="40pt" style:font-name-complex="Noto Sans Arabic" style:font-family-complex="'Noto Sans Arabic'" style:font-family-generic-complex="system" style:font-pitch-complex="variable" style:font-size-complex="4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04040" loext:opacity="100%" style:font-name="Calibri Light" fo:font-family="'Calibri Light'" style:font-family-generic="roman" style:font-pitch="variable" fo:font-size="15pt" style:font-name-asian="Cantarell" style:font-family-asian="Cantarell" style:font-family-generic-asian="system" style:font-pitch-asian="variable" style:font-size-asian="15pt" style:font-name-complex="Noto Sans Arabic" style:font-family-complex="'Noto Sans Arabic'" style:font-family-generic-complex="system" style:font-pitch-complex="variable" style:font-size-complex="15pt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_20__28_WW_29_" loext:linked-style-name="Quote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style:font-name="Calibri Light" fo:font-family="'Calibri Light'" style:font-family-generic="roman" style:font-pitch="variable" fo:font-size="14pt" style:font-name-asian="Cantarell" style:font-family-asian="Cantarell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font-variant="small-caps"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950 WGUPS Algorithm Overview</text:p>
      </style:header>
      <style:footer>
        <text:p text:style-name="Footer"><text:tab/><text:tab/>Page <text:span text:style-name="MT1"><text:page-number text:select-page="current">3</text:page-number></text:span><text:s/>of <text:page-count>3</text:page-count></text:p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1-07-16T20:04:00</meta:creation-date>
    <dc:date>2024-04-12T20:26:52.623269009</dc:date>
    <meta:editing-duration>PT2H41M38S</meta:editing-duration>
    <meta:generator>LibreOffice/24.2.2.2$Linux_X86_64 LibreOffice_project/420$Build-2</meta:generator>
    <meta:document-statistic meta:table-count="0" meta:image-count="0" meta:object-count="0" meta:page-count="3" meta:paragraph-count="22" meta:word-count="273" meta:character-count="1730" meta:non-whitespace-character-count="1473"/>
    <meta:user-defined meta:name="AppVersion">16.0000</meta:user-defined>
    <meta:template xlink:type="simple" xlink:actuate="onRequest" xlink:title="Normal.dotm" xlink:href=""/>
  </office:meta>
</office:document-meta>
</file>